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Monitor.FileMon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Monitor.isBundleFragment( Bundle bund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Monitor.updateConfiguration( File fi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FileMonitor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Monitor.getDeploy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Monitor.FileMonitor( FileMonitorActivator activator , Dictionary properti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FileMonitor.getPackageAdmi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leMonitor.getConfiguration( String pid , String factoryP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ileMonitor.setActivator( FileMonitorActivator activ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Monitor.getActiv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Monitor.setDeployDir( File deploy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Monitor.isValidBundleSourceDirectory( File di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leMonitor.getFileValue( Dictionary properties , String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leMonitor.getGenerate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Monitor.filesChanged( List &lt; String &gt; file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Monitor.setScanInterval( long scan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Monitor.serviceChanged( Servic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ileMonitor.deployBundle( File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ileMonitor.getScanInter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Monitor.containsManifest( File di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eMonitor.closeQuietly( Closeable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eMonitor.isValidConfigFile( File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leMonitor.star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FileMonitor.interpolation( Properties properti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ileMonitor.normalizeFilePath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Monitor.parsePid(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ileMonitor.setGenerateDir( File generate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Monitor.retryPendingStartBundl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FileMonitor.isValidArtifactFile( File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leMonitor.refreshPackagesAndStartOrUpdateBundle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FileMonitor.getConfig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Monitor.deleteConfiguration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Monitor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Monitor.bundleChanged( Bundle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leMonitor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Monitor.rescheduleStart( Bundle bund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ileMonitor.undeployBundle(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leMonitor.onFilesChanged( Collection &lt; String &gt; filenames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5">
            <text:p text:style-name="Table_20_Contents">5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FileMonitor.getExpandedBundleRootDirectory( File fi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ileMonitor.getBundleForJarFile( File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leMonitor.transformArtifact( File fil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FileMonitor.getLongValue( Dictionary properties , String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leMonitor.createBundleJar( File di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leMonitor.setConfigDir( File config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Monitor.filePathsMatch( String p1 , String p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Monitor.rescheduleTransformation( File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